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m</text:p>
      <text:p text:style-name="Standard">Prénom</text:p>
      <text:p text:style-name="Standard">Âge</text:p>
      <text:p text:style-name="Standard">Poids</text:p>
      <text:p text:style-name="Standard">Taille</text:p>
      <text:p text:style-name="Standard">Sexe</text:p>
      <text:p text:style-name="Standard">Alignement</text:p>
      <text:p text:style-name="Standard">Religion</text:p>
      <text:p text:style-name="Standard"/>
      <text:p text:style-name="P1">Attributs :</text:p>
      <text:p text:style-name="Standard"/>
      <text:p text:style-name="Standard">Santé : État de santé global.</text:p>
      <text:p text:style-name="Standard">Défense : </text:p>
      <text:p text:style-name="Standard"/>
      <text:p text:style-name="Standard">Mana : Réserve magique.</text:p>
      <text:p text:style-name="Standard">Énergie : État de fatigue.</text:p>
      <text:p text:style-name="Standard"/>
      <text:p text:style-name="Standard">Résistance physique : Réduction brut des dégâts physiques.</text:p>
      <text:p text:style-name="Standard">Résistance magique : Réduction brut des dégâts magiques.</text:p>
      <text:p text:style-name="Standard"/>
      <text:p text:style-name="Standard">Puissance physique : Augmentation brut des dégâts physiques.</text:p>
      <text:p text:style-name="Standard">Puissance magique : Augmentation brut des dégâts magiques.</text:p>
      <text:p text:style-name="Standard"/>
      <text:p text:style-name="Standard">Points d'actions : Nombre de points permettant des actions dans le tour.</text:p>
      <text:p text:style-name="Standard"/>
      <text:p text:style-name="P1">Caractéristiques :</text:p>
      <text:p text:style-name="Standard"/>
      <text:p text:style-name="Standard">Force : Représente la force physique du personnage</text:p>
      <text:p text:style-name="Standard">Robustesse : Représente la capacité à encaisser </text:p>
      <text:p text:style-name="Standard"/>
      <text:p text:style-name="Standard">Endurance : Représente la capacité du personnage à durer sans s'épuiser</text:p>
      <text:p text:style-name="Standard">Métabolisme : Représente la résistance au saignement, à la maladie ou au poisons</text:p>
      <text:p text:style-name="Standard"/>
      <text:p text:style-name="Standard">Agilité : Représente la rapidité et la souplesse</text:p>
      <text:p text:style-name="Standard">Dextérité : Représente la précision</text:p>
      <text:p text:style-name="Standard"/>
      <text:p text:style-name="Standard">Sagesse : Représente le savoir</text:p>
      <text:p text:style-name="Standard">Âme : Représente la force spirituelle</text:p>
      <text:p text:style-name="Standard"/>
      <text:p text:style-name="P1">Compétences :</text:p>
      <text:p text:style-name="Standard"/>
      <text:p text:style-name="Standard">Force : </text:p>
      <text:p text:style-name="Standard">Force physique</text:p>
      <text:p text:style-name="Standard">Art martial (préciser lequel)</text:p>
      <text:p text:style-name="Standard"/>
      <text:p text:style-name="Standard">Robustesse : </text:p>
      <text:p text:style-name="Standard">Parade</text:p>
      <text:p text:style-name="Standard">Encaissement</text:p>
      <text:p text:style-name="Standard">Ténacité (permet de résister au CC physique)</text:p>
      <text:p text:style-name="Standard"/>
      <text:p text:style-name="Standard">Endurance :</text:p>
      <text:p text:style-name="Standard">Préservation (réduit la perte d'énergie)</text:p>
      <text:p text:style-name="Standard"><text:soft-page-break/>Récupération</text:p>
      <text:p text:style-name="Standard"/>
      <text:p text:style-name="Standard">Métabolisme : </text:p>
      <text:p text:style-name="Standard">Résistance à la maladie</text:p>
      <text:p text:style-name="Standard">Résistance aux poisons</text:p>
      <text:p text:style-name="Standard"/>
      <text:p text:style-name="Standard">Agilité :</text:p>
      <text:p text:style-name="Standard">Acrobatie/Escalade</text:p>
      <text:p text:style-name="Standard">Esquive</text:p>
      <text:p text:style-name="Standard">Réactivité</text:p>
      <text:p text:style-name="Standard"/>
      <text:p text:style-name="Standard">Dextérité :</text:p>
      <text:p text:style-name="Standard">Arme (préciser laquelle)</text:p>
      <text:p text:style-name="Standard"/>
      <text:p text:style-name="Standard">Sagesse :</text:p>
      <text:p text:style-name="Standard">Histoire</text:p>
      <text:p text:style-name="Standard">Géographie</text:p>
      <text:p text:style-name="Standard">Culture générale</text:p>
      <text:p text:style-name="Standard">Savoir (préciser lequel)</text:p>
      <text:p text:style-name="Standard">Magie (préciser laquelle)</text:p>
      <text:p text:style-name="Standard"/>
      <text:p text:style-name="Standard">Âme :</text:p>
      <text:p text:style-name="Standard">Résistance à la douleur</text:p>
      <text:p text:style-name="Standard">Bravoure</text:p>
      <text:p text:style-name="Standard">Volonté (permet de résister au CC magiques)</text:p>
      <text:p text:style-name="Standard"/>
      <text:p text:style-name="P1">Capacités :</text:p>
      <text:p text:style-name="Standard"/>
      <text:p text:style-name="Standard">Voir la liste des capacté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ibault Martin-Teyssier</meta:initial-creator>
    <meta:creation-date>2018-10-14T12:06:14.41</meta:creation-date>
    <dc:date>2018-11-01T18:04:54.81</dc:date>
    <dc:creator>Thibault Martin-Teyssier</dc:creator>
    <meta:editing-duration>PT28M22S</meta:editing-duration>
    <meta:editing-cycles>42</meta:editing-cycles>
    <meta:generator>OpenOffice/4.1.5$Win32 OpenOffice.org_project/415m1$Build-9789</meta:generator>
    <meta:document-statistic meta:table-count="0" meta:image-count="0" meta:object-count="0" meta:page-count="2" meta:paragraph-count="59" meta:word-count="217" meta:character-count="1413"/>
  </office:meta>
</office:document-meta>
</file>